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BC57618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1cm, 3.39cm, 13.939cm, 3.3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85cm" svg:height="21.499cm" svg:x="0.992cm" svg:y="2.292cm">
          <draw:image xlink:href="Pictures/10000000000005E8000007E0BC57618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15T11:53:23.914384146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